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 officeooo:paragraph-rsid="0031e0fc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 officeooo:paragraph-rsid="0011f18d"/>
    </style:style>
    <style:style style:name="P9" style:family="paragraph" style:parent-style-name="Heading_20_3">
      <style:paragraph-properties fo:text-align="justify" style:justify-single-word="false"/>
      <style:text-properties fo:language="en" fo:country="US" officeooo:paragraph-rsid="0017e37d"/>
    </style:style>
    <style:style style:name="P10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147c83" style:font-style-asian="italic" style:font-style-complex="italic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17e37d" style:font-style-asian="italic" style:font-style-complex="italic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1eb2ab" style:font-style-asian="italic" style:font-style-complex="italic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3c6fd4" style:font-style-asian="italic" style:font-style-complex="italic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fo:font-style="normal" officeooo:rsid="0015e883" officeooo:paragraph-rsid="0015e883" style:font-style-asian="normal" style:font-style-complex="normal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officeooo:rsid="0015e883" officeooo:paragraph-rsid="0015e883"/>
    </style:style>
    <style:style style:name="P17" style:family="paragraph" style:parent-style-name="Normal">
      <style:paragraph-properties fo:text-align="start" style:justify-single-word="false" style:writing-mode="lr-tb"/>
      <style:text-properties fo:language="en" fo:country="US" officeooo:rsid="003a0fc0" officeooo:paragraph-rsid="003a0fc0"/>
    </style:style>
    <style:style style:name="P18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eb2ab" officeooo:paragraph-rsid="001eb2ab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377ff" officeooo:paragraph-rsid="001eb2ab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377ff" officeooo:paragraph-rsid="00245e50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377ff" officeooo:paragraph-rsid="0027df45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rsid="001377ff" officeooo:paragraph-rsid="002ea123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1377ff" officeooo:paragraph-rsid="0038b5dc" style:font-style-asian="normal" style:font-style-complex="normal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57f1e" officeooo:paragraph-rsid="00357f1e" style:font-style-asian="normal" style:font-style-complex="normal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57f1e" officeooo:paragraph-rsid="0038b5dc" style:font-style-asian="normal" style:font-style-complex="normal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a0fc0" officeooo:paragraph-rsid="003a0fc0" style:font-size-asian="10pt" style:font-style-asian="normal" style:font-size-complex="10pt" style:font-style-complex="normal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a0fc0" officeooo:paragraph-rsid="003b741e" style:font-size-asian="10pt" style:font-style-asian="normal" style:font-size-complex="10pt" style:font-style-complex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a0fc0" officeooo:paragraph-rsid="003c8e15" style:font-size-asian="10pt" style:font-style-asian="normal" style:font-size-complex="10pt" style:font-style-complex="normal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officeooo:rsid="001eb2ab" officeooo:paragraph-rsid="001eb2ab" style:font-size-asian="10pt" style:font-size-complex="10pt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57f1e" officeooo:paragraph-rsid="00357f1e" style:font-size-asian="10pt" style:font-style-asian="normal" style:font-size-complex="10pt" style:font-style-complex="normal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57f1e" officeooo:paragraph-rsid="003c8e15" style:font-size-asian="10pt" style:font-style-asian="normal" style:font-size-complex="10pt" style:font-style-complex="normal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57f1e" officeooo:paragraph-rsid="003b8fa1" style:font-size-asian="10pt" style:font-style-asian="normal" style:font-size-complex="10pt" style:font-style-complex="normal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57f1e" officeooo:paragraph-rsid="003c6fd4" style:font-size-asian="10pt" style:font-style-asian="normal" style:font-size-complex="10pt" style:font-style-complex="normal"/>
    </style:style>
    <style:style style:name="P3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38b5dc" style:font-size-asian="10pt" style:font-style-asian="normal" style:font-size-complex="10pt" style:font-style-complex="normal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3a0fc0" style:font-size-asian="10pt" style:font-style-asian="normal" style:font-size-complex="10pt" style:font-style-complex="normal"/>
    </style:style>
    <style:style style:name="P38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3c8e15" style:font-size-asian="10pt" style:font-style-asian="normal" style:font-size-complex="10pt" style:font-style-complex="normal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3e6f06" style:font-size-asian="10pt" style:font-style-asian="normal" style:font-size-complex="10pt" style:font-style-complex="normal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8b5dc" officeooo:paragraph-rsid="003f31e6" style:font-size-asian="10pt" style:font-style-asian="normal" style:font-size-complex="10pt" style:font-style-complex="normal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a0fc0" officeooo:paragraph-rsid="003a0fc0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a0fc0" officeooo:paragraph-rsid="003e6f06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a0fc0" officeooo:paragraph-rsid="003f31e6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Preformatted_20_Text">
      <style:text-properties fo:font-size="10pt" fo:language="en" fo:country="US"/>
    </style:style>
    <style:style style:name="P45" style:family="paragraph" style:parent-style-name="Normal">
      <style:paragraph-properties fo:text-align="start" style:justify-single-word="false" fo:break-before="page" style:writing-mode="lr-tb"/>
      <style:text-properties style:font-name="Nimbus Sans L" fo:font-size="14pt" fo:language="en" fo:country="US" fo:font-weight="bold"/>
    </style:style>
    <style:style style:name="P4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rsid="003b741e" officeooo:paragraph-rsid="003b741e" style:font-size-asian="10pt" style:font-style-asian="normal" style:font-size-complex="10pt" style:font-style-complex="normal"/>
    </style:style>
    <style:style style:name="P4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b741e" officeooo:paragraph-rsid="003b8fa1" style:font-size-asian="10pt" style:font-style-asian="normal" style:font-size-complex="10pt" style:font-style-complex="normal"/>
    </style:style>
    <style:style style:name="P48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c8e15" officeooo:paragraph-rsid="003c8e15" style:font-size-asian="10pt" style:font-style-asian="normal" style:font-size-complex="10pt" style:font-style-complex="normal"/>
    </style:style>
    <style:style style:name="P4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3e6f06" officeooo:paragraph-rsid="003c8e15" style:font-size-asian="10pt" style:font-style-asian="normal" style:font-size-complex="10pt" style:font-style-complex="normal"/>
    </style:style>
    <style:style style:name="P50" style:family="paragraph" style:parent-style-name="Normal">
      <style:paragraph-properties fo:text-align="start" style:justify-single-word="false" style:writing-mode="lr-tb"/>
      <style:text-properties fo:language="en" fo:country="US" officeooo:rsid="003a0fc0" officeooo:paragraph-rsid="00464edb"/>
    </style:style>
    <style:style style:name="P51" style:family="paragraph" style:parent-style-name="Normal">
      <style:paragraph-properties fo:text-align="start" style:justify-single-word="false" style:writing-mode="lr-tb"/>
      <style:text-properties fo:language="en" fo:country="US" fo:font-style="normal" officeooo:rsid="0017e37d" officeooo:paragraph-rsid="001eb2ab" style:font-style-asian="normal" style:font-style-complex="normal"/>
    </style:style>
    <style:style style:name="P52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 officeooo:rsid="00147c83"/>
    </style:style>
    <style:style style:name="T2" style:family="text">
      <style:text-properties fo:color="#000000" style:font-name="Times New Roman1" fo:font-size="12pt" fo:language="en" fo:country="GB" fo:font-weight="normal" officeooo:rsid="0015e883"/>
    </style:style>
    <style:style style:name="T3" style:family="text">
      <style:text-properties fo:color="#000000" style:font-name="Times New Roman1" fo:font-size="12pt" fo:language="en" fo:country="GB" fo:font-weight="normal" officeooo:rsid="0017e37d"/>
    </style:style>
    <style:style style:name="T4" style:family="text">
      <style:text-properties fo:color="#000000" style:font-name="Times New Roman1" fo:font-size="12pt" fo:language="en" fo:country="GB" fo:font-weight="normal" officeooo:rsid="0030a644"/>
    </style:style>
    <style:style style:name="T5" style:family="text">
      <style:text-properties fo:color="#000000" style:font-name="Times New Roman1" fo:font-size="12pt" fo:language="en" fo:country="GB" fo:font-weight="normal" officeooo:rsid="00408111"/>
    </style:style>
    <style:style style:name="T6" style:family="text">
      <style:text-properties fo:color="#000000" style:font-name="Times New Roman1" fo:font-size="12pt" fo:language="en" fo:country="GB" fo:font-style="italic" fo:font-weight="normal" officeooo:rsid="00147c83" style:font-style-asian="italic" style:font-style-complex="italic"/>
    </style:style>
    <style:style style:name="T7" style:family="text">
      <style:text-properties fo:color="#000000" style:font-name="Times New Roman1" fo:font-size="12pt" fo:language="en" fo:country="GB" fo:font-style="normal" fo:font-weight="normal" officeooo:rsid="0015e883" style:font-style-asian="normal" style:font-style-complex="normal"/>
    </style:style>
    <style:style style:name="T8" style:family="text">
      <style:text-properties fo:color="#000000" style:font-name="Times New Roman1" fo:font-size="12pt" fo:language="en" fo:country="GB" fo:font-style="normal" fo:font-weight="normal" officeooo:rsid="0017e37d" style:font-style-asian="normal" style:font-style-complex="normal"/>
    </style:style>
    <style:style style:name="T9" style:family="text">
      <style:text-properties fo:color="#000000" style:font-name="Times New Roman1" fo:font-size="12pt" fo:language="en" fo:country="GB" fo:font-style="normal" fo:font-weight="normal" officeooo:rsid="00210e31" style:font-style-asian="normal" style:font-style-complex="normal"/>
    </style:style>
    <style:style style:name="T10" style:family="text">
      <style:text-properties fo:color="#000000" style:font-name="Times New Roman1" fo:font-size="12pt" fo:language="en" fo:country="GB" fo:font-style="normal" fo:font-weight="normal" officeooo:rsid="003f7994" style:font-style-asian="normal" style:font-style-complex="normal"/>
    </style:style>
    <style:style style:name="T11" style:family="text">
      <style:text-properties fo:color="#000000" style:font-name="Times New Roman1" fo:font-size="12pt" fo:font-style="normal" fo:font-weight="normal" officeooo:rsid="00147c83" style:font-style-asian="normal" style:font-style-complex="normal"/>
    </style:style>
    <style:style style:name="T12" style:family="text">
      <style:text-properties fo:color="#000000" style:font-name="Times New Roman1" fo:font-size="12pt" fo:font-style="normal" fo:font-weight="normal" officeooo:rsid="0015e883" style:font-style-asian="normal" style:font-style-complex="normal"/>
    </style:style>
    <style:style style:name="T13" style:family="text">
      <style:text-properties fo:color="#000000" style:font-name="Times New Roman1" fo:font-size="12pt" fo:font-style="normal" fo:font-weight="normal" officeooo:rsid="0022b6a4" style:font-style-asian="normal" style:font-style-complex="normal"/>
    </style:style>
    <style:style style:name="T14" style:family="text">
      <style:text-properties officeooo:rsid="001091a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441d3" style:font-style-asian="italic" style:font-style-complex="italic"/>
    </style:style>
    <style:style style:name="T17" style:family="text">
      <style:text-properties fo:font-style="italic" officeooo:rsid="0031e0fc" style:font-style-asian="italic" style:font-style-complex="italic"/>
    </style:style>
    <style:style style:name="T18" style:family="text">
      <style:text-properties fo:font-style="italic" officeooo:rsid="003b741e" style:font-style-asian="italic" style:font-style-complex="italic"/>
    </style:style>
    <style:style style:name="T19" style:family="text">
      <style:text-properties fo:font-style="italic" officeooo:rsid="003c6fd4" style:font-style-asian="italic" style:font-style-complex="italic"/>
    </style:style>
    <style:style style:name="T20" style:family="text">
      <style:text-properties fo:font-style="italic" officeooo:rsid="003c8e15" style:font-style-asian="italic" style:font-style-complex="italic"/>
    </style:style>
    <style:style style:name="T21" style:family="text">
      <style:text-properties officeooo:rsid="0013c351"/>
    </style:style>
    <style:style style:name="T22" style:family="text">
      <style:text-properties officeooo:rsid="001441d3"/>
    </style:style>
    <style:style style:name="T23" style:family="text">
      <style:text-properties officeooo:rsid="00147c83"/>
    </style:style>
    <style:style style:name="T24" style:family="text">
      <style:text-properties fo:font-style="normal" officeooo:rsid="001441d3" style:font-style-asian="normal" style:font-style-complex="normal"/>
    </style:style>
    <style:style style:name="T25" style:family="text">
      <style:text-properties fo:font-style="normal" officeooo:rsid="00147c83" style:font-style-asian="normal" style:font-style-complex="normal"/>
    </style:style>
    <style:style style:name="T26" style:family="text">
      <style:text-properties fo:font-style="normal" officeooo:rsid="0015e883" style:font-style-asian="normal" style:font-style-complex="normal"/>
    </style:style>
    <style:style style:name="T27" style:family="text">
      <style:text-properties fo:font-style="normal" officeooo:rsid="0017e37d" style:font-style-asian="normal" style:font-style-complex="normal"/>
    </style:style>
    <style:style style:name="T28" style:family="text">
      <style:text-properties fo:font-style="normal" officeooo:rsid="001a032d" style:font-style-asian="normal" style:font-style-complex="normal"/>
    </style:style>
    <style:style style:name="T29" style:family="text">
      <style:text-properties fo:font-style="normal" officeooo:rsid="001b4470" style:font-style-asian="normal" style:font-style-complex="normal"/>
    </style:style>
    <style:style style:name="T30" style:family="text">
      <style:text-properties fo:font-style="normal" officeooo:rsid="001c013a" style:font-style-asian="normal" style:font-style-complex="normal"/>
    </style:style>
    <style:style style:name="T31" style:family="text">
      <style:text-properties fo:font-style="normal" officeooo:rsid="001def84" style:font-style-asian="normal" style:font-style-complex="normal"/>
    </style:style>
    <style:style style:name="T32" style:family="text">
      <style:text-properties fo:font-style="normal" officeooo:rsid="001eb2ab" style:font-style-asian="normal" style:font-style-complex="normal"/>
    </style:style>
    <style:style style:name="T33" style:family="text">
      <style:text-properties fo:font-style="normal" officeooo:rsid="00245e50" style:font-style-asian="normal" style:font-style-complex="normal"/>
    </style:style>
    <style:style style:name="T34" style:family="text">
      <style:text-properties fo:font-style="normal" officeooo:rsid="0024e8ac" style:font-style-asian="normal" style:font-style-complex="normal"/>
    </style:style>
    <style:style style:name="T35" style:family="text">
      <style:text-properties fo:font-style="normal" officeooo:rsid="00264eec" style:font-style-asian="normal" style:font-style-complex="normal"/>
    </style:style>
    <style:style style:name="T36" style:family="text">
      <style:text-properties fo:font-style="normal" officeooo:rsid="0031e0fc" style:font-style-asian="normal" style:font-style-complex="normal"/>
    </style:style>
    <style:style style:name="T37" style:family="text">
      <style:text-properties fo:font-style="normal" officeooo:rsid="00332a3c" style:font-style-asian="normal" style:font-style-complex="normal"/>
    </style:style>
    <style:style style:name="T38" style:family="text">
      <style:text-properties fo:font-style="normal" officeooo:rsid="003c6fd4" style:font-style-asian="normal" style:font-style-complex="normal"/>
    </style:style>
    <style:style style:name="T39" style:family="text">
      <style:text-properties fo:font-style="normal" officeooo:rsid="003f7994" style:font-style-asian="normal" style:font-style-complex="normal"/>
    </style:style>
    <style:style style:name="T40" style:family="text">
      <style:text-properties fo:font-style="normal" officeooo:rsid="0041b41b" style:font-style-asian="normal" style:font-style-complex="normal"/>
    </style:style>
    <style:style style:name="T41" style:family="text">
      <style:text-properties fo:font-style="normal" officeooo:rsid="004344c1" style:font-style-asian="normal" style:font-style-complex="normal"/>
    </style:style>
    <style:style style:name="T42" style:family="text">
      <style:text-properties fo:font-style="normal" officeooo:rsid="0045c301" style:font-style-asian="normal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officeooo:rsid="004344c1" style:font-style-asian="normal" style:font-style-complex="normal"/>
    </style:style>
    <style:style style:name="T45" style:family="text">
      <style:text-properties fo:font-style="normal" style:text-underline-style="none" officeooo:rsid="0045eabf" style:font-style-asian="normal" style:font-style-complex="normal"/>
    </style:style>
    <style:style style:name="T46" style:family="text">
      <style:text-properties fo:font-style="normal" style:text-underline-style="none" officeooo:rsid="0038377d" style:font-style-asian="normal" style:font-style-complex="normal"/>
    </style:style>
    <style:style style:name="T47" style:family="text">
      <style:text-properties officeooo:rsid="0017e37d"/>
    </style:style>
    <style:style style:name="T48" style:family="text">
      <style:text-properties officeooo:rsid="0018f455"/>
    </style:style>
    <style:style style:name="T49" style:family="text">
      <style:text-properties officeooo:rsid="001eb2ab"/>
    </style:style>
    <style:style style:name="T50" style:family="text">
      <style:text-properties officeooo:rsid="001f95c3"/>
    </style:style>
    <style:style style:name="T51" style:family="text">
      <style:text-properties officeooo:rsid="0023ce61"/>
    </style:style>
    <style:style style:name="T52" style:family="text">
      <style:text-properties officeooo:rsid="00245e50"/>
    </style:style>
    <style:style style:name="T53" style:family="text">
      <style:text-properties officeooo:rsid="0027df45"/>
    </style:style>
    <style:style style:name="T54" style:family="text">
      <style:text-properties officeooo:rsid="00296b4c"/>
    </style:style>
    <style:style style:name="T55" style:family="text">
      <style:text-properties officeooo:rsid="002ea123"/>
    </style:style>
    <style:style style:name="T56" style:family="text">
      <style:text-properties officeooo:rsid="002f45fc"/>
    </style:style>
    <style:style style:name="T57" style:family="text">
      <style:text-properties officeooo:rsid="00305e8a"/>
    </style:style>
    <style:style style:name="T58" style:family="text">
      <style:text-properties style:font-name="Times New Roman1" fo:language="en" fo:country="GB" fo:font-style="normal" officeooo:rsid="00147c83" style:font-style-asian="normal" style:font-style-complex="normal"/>
    </style:style>
    <style:style style:name="T59" style:family="text">
      <style:text-properties style:font-name="Times New Roman1" fo:language="en" fo:country="GB" fo:font-style="normal" officeooo:rsid="0031e0fc" style:font-style-asian="normal" style:font-style-complex="normal"/>
    </style:style>
    <style:style style:name="T60" style:family="text">
      <style:text-properties officeooo:rsid="0034719d"/>
    </style:style>
    <style:style style:name="T61" style:family="text">
      <style:text-properties officeooo:rsid="001def84"/>
    </style:style>
    <style:style style:name="T62" style:family="text">
      <style:text-properties officeooo:rsid="00357f1e"/>
    </style:style>
    <style:style style:name="T63" style:family="text">
      <style:text-properties officeooo:rsid="00375f61"/>
    </style:style>
    <style:style style:name="T64" style:family="text">
      <style:text-properties officeooo:rsid="0038b5dc"/>
    </style:style>
    <style:style style:name="T65" style:family="text">
      <style:text-properties officeooo:rsid="003a0fc0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3a0fc0" style:font-weight-asian="bold" style:font-weight-complex="bold"/>
    </style:style>
    <style:style style:name="T68" style:family="text">
      <style:text-properties officeooo:rsid="003a0fc0" style:font-weight-asian="normal" style:font-weight-complex="normal"/>
    </style:style>
    <style:style style:name="T69" style:family="text">
      <style:text-properties officeooo:rsid="003e6f06" style:font-weight-asian="normal" style:font-weight-complex="normal"/>
    </style:style>
    <style:style style:name="T70" style:family="text">
      <style:text-properties officeooo:rsid="003f31e6" style:font-weight-asian="normal" style:font-weight-complex="normal"/>
    </style:style>
    <style:style style:name="T71" style:family="text">
      <style:text-properties officeooo:rsid="003a98e7"/>
    </style:style>
    <style:style style:name="T72" style:family="text">
      <style:text-properties officeooo:rsid="003b741e"/>
    </style:style>
    <style:style style:name="T73" style:family="text">
      <style:text-properties officeooo:rsid="003b8fa1"/>
    </style:style>
    <style:style style:name="T74" style:family="text">
      <style:text-properties officeooo:rsid="003c6fd4"/>
    </style:style>
    <style:style style:name="T75" style:family="text">
      <style:text-properties officeooo:rsid="003c8e15"/>
    </style:style>
    <style:style style:name="T76" style:family="text">
      <style:text-properties officeooo:rsid="003e6f06"/>
    </style:style>
    <style:style style:name="T77" style:family="text">
      <style:text-properties officeooo:rsid="003f31e6"/>
    </style:style>
    <style:style style:name="T78" style:family="text">
      <style:text-properties officeooo:rsid="0041b41b"/>
    </style:style>
    <style:style style:name="T79" style:family="text">
      <style:text-properties officeooo:rsid="004344c1"/>
    </style:style>
    <style:style style:name="T80" style:family="text">
      <style:text-properties officeooo:rsid="0045c301"/>
    </style:style>
    <style:style style:name="T81" style:family="text">
      <style:text-properties officeooo:rsid="0045eabf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041b4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<text:span text:style-name="T14">1</text:span><text:span text:style-name="T21">4</text:span>: <text:span text:style-name="T21">jcreatejar</text:span></text:p>
        <text:p text:style-name="P6"/>
        <text:p text:style-name="P1"/>
        <text:p text:style-name="P1">Version: 1.0</text:p>
        <text:p text:style-name="P1">Author: <text:span text:style-name="T14">Simon Marchetto –</text:span><text:span text:style-name="T65"> Scilab Enterprises</text:span></text:p>
        <text:p text:style-name="P1">Review: </text:p>
        <text:p text:style-name="P1">Commented: </text:p>
        <text:p text:style-name="P1">State:</text:p>
        <text:p text:style-name="P1">Scilab-Version: 5.<text:span text:style-name="T14">5</text:span>.0</text:p>
        <text:p text:style-name="P1">Created: <text:span text:style-name="T14">Oct 2</text:span><text:span text:style-name="T51">8</text:span> 2013</text:p>
        <text:p text:style-name="P5"/>
        <text:p text:style-name="P1"/>
        <text:p text:style-name="P7">Abstract</text:p>
        <text:p text:style-name="P2">The aim of this SEP is to <text:span text:style-name="T23">propose</text:span><text:span text:style-name="T14"> the new</text:span><text:span text:style-name="T23"> </text:span><text:span text:style-name="T14">function</text:span><text:span text:style-name="T22"> </text:span><text:span text:style-name="T16">jcreatejar</text:span><text:span text:style-name="T24">, </text:span><text:span text:style-name="T25">which purpose is to create JAR archives from a set of files/directories. </text:span><text:span text:style-name="T36">This fonction is required by another new function </text:span><text:span text:style-name="T17">ilib_build_jar</text:span><text:span text:style-name="T36"> to build Java modules (</text:span><text:span text:style-name="T39">see </text:span><text:span text:style-name="T58">SEP #113</text:span><text:span text:style-name="T59">).</text:span></text:p>
        <text:p text:style-name="P1"/>
        <text:p text:style-name="P8">Rationale</text:p>
        <text:p text:style-name="P12"><text:span text:style-name="T7">The main use case of creating JAR </text:span><text:span text:style-name="T8">files </text:span><text:span text:style-name="T7">in Scilab is to a create Java libraries, for exemple to build toolboxes </text:span><text:span text:style-name="T10">containg Java sources</text:span><text:span text:style-name="T7">. </text:span><text:span text:style-name="T8">These Java libraries </text:span><text:span text:style-name="T7">can be </text:span><text:span text:style-name="T8">further</text:span><text:span text:style-name="T7"> used in Scilab through </text:span><text:span text:style-name="T9">the </text:span><text:span text:style-name="T11">“Java from Scilab” API </text:span><text:span text:style-name="T12">(</text:span><text:span text:style-name="T13">also known as </text:span><text:span text:style-name="T12">JIMS)</text:span><text:span text:style-name="T7">.</text:span></text:p>
        <text:p text:style-name="P9"><text:span text:style-name="T4">T</text:span><text:span text:style-name="T3">he function responsible of building Java libraries</text:span><text:span text:style-name="T1"> </text:span><text:span text:style-name="T3">(</text:span><text:span text:style-name="T6">ilib_build_jar, </text:span><text:span text:style-name="T1">see SEP #113) needs, in its final step of building, to create a JAR archive from the Java classes it has compiled. <text:line-break/>But th</text:span><text:span text:style-name="T2">e </text:span><text:span text:style-name="T1">feature </text:span><text:span text:style-name="T2">of creating JAR</text:span><text:span text:style-name="T5">archives</text:span><text:span text:style-name="T2"> </text:span><text:span text:style-name="T1">is currently not available in Scilab.</text:span></text:p>
        <text:p text:style-name="P11"><text:span text:style-name="T23">jcreatejar</text:span><text:span text:style-name="T25"> is a new function available in </text:span><text:span text:style-name="T26">JIMS </text:span><text:span text:style-name="T40">API</text:span><text:span text:style-name="T25">, which allows to create a JAR archive from a set of files and directories. </text:span></text:p>
        <text:p text:style-name="P15"/>
        <text:p text:style-name="P51"><text:span text:style-name="T82">The JAR </text:span><text:span text:style-name="T83">archives</text:span><text:span text:style-name="T82"> usually follow a standard format:</text:span></text:p>
        <text:p text:style-name="P13"><text:span text:style-name="T32">- m</text:span><text:span text:style-name="T31">ost of times, a</text:span><text:span text:style-name="T27"> J</text:span><text:span text:style-name="T28">AR</text:span><text:span text:style-name="T27"> archive is </text:span><text:span text:style-name="T37">created</text:span><text:span text:style-name="T27"> from a single </text:span><text:span text:style-name="T29">tree </text:span><text:span text:style-name="T30">of classes (and other files)</text:span><text:span text:style-name="T27">. The tree in the JAR is the same as the input tree. The files paths in the JAR are relative to the root of input tree.</text:span></text:p>
        <text:p text:style-name="P12"><text:span text:style-name="T48">j</text:span><text:span text:style-name="T47">createjar </text:span><text:span text:style-name="T27">by default follows that format. </text:span><text:span text:style-name="T31">So when </text:span><text:span text:style-name="T61">jcreate</text:span><text:span text:style-name="T60">jar</text:span><text:span text:style-name="T31"> is given a set of files and directories, it automatically computes the root of all that files/directories, and set the paths in the JAR relative to the tree root. </text:span></text:p>
        <text:p text:style-name="P15"><text:s/></text:p>
        <text:p text:style-name="P14"><text:span text:style-name="T32">- </text:span><text:span text:style-name="T34">a </text:span><text:span text:style-name="T32">JAR file contain</text:span><text:span text:style-name="T38">s</text:span><text:span text:style-name="T32"> </text:span><text:span text:style-name="T41">a </text:span><text:span text:style-name="T32">manifest file to describe </text:span><text:span text:style-name="T34">itself, </text:span><text:span text:style-name="T41">this manifest is usually the file </text:span><text:span text:style-name="T74">MANIFEST.MF</text:span><text:span text:style-name="T38"> in the </text:span><text:span text:style-name="T74">META-INF</text:span><text:span text:style-name="T38"> folder. <text:line-break/></text:span><text:span text:style-name="T32">The manifest file </text:span><text:span text:style-name="T35">path </text:span><text:span text:style-name="T32">can be </text:span><text:span text:style-name="T35">given</text:span><text:span text:style-name="T32"> </text:span><text:span text:style-name="T35">as argument </text:span><text:span text:style-name="T32">to </text:span><text:span text:style-name="T49">jcreatejar</text:span><text:span text:style-name="T32">, </text:span><text:span text:style-name="T38">which loads the manifest data from that file path, </text:span><text:span text:style-name="T41">and save that data at the correct location in the JAR.</text:span><text:span text:style-name="T38"> <text:line-break/></text:span><text:span text:style-name="T32">If </text:span><text:span text:style-name="T35">argument is not provided</text:span><text:span text:style-name="T32">, </text:span><text:span text:style-name="T52">jcreatejar</text:span><text:span text:style-name="T33"> </text:span><text:span text:style-name="T42">searchs</text:span><text:span text:style-name="T35"> </text:span><text:span text:style-name="T33">the </text:span><text:span text:style-name="T34">manifest </text:span><text:span text:style-name="T38">data from the </text:span><text:span text:style-name="T52">MANIFEST.MF </text:span><text:span text:style-name="T38">file in the </text:span><text:span text:style-name="T80">META-INF</text:span><text:span text:style-name="T42"> folder of the </text:span><text:span text:style-name="T38">input tree. </text:span><text:span text:style-name="T42">I</text:span><text:span text:style-name="T38">f th</text:span><text:span text:style-name="T42">e</text:span><text:span text:style-name="T33"> </text:span><text:span text:style-name="T42">manifest cannot be found</text:span><text:span text:style-name="T33">, </text:span><text:span text:style-name="T42">a default one is created</text:span><text:span text:style-name="T35">.</text:span></text:p>
        <text:p text:style-name="P16"/>
        <text:p text:style-name="P50"><text:span text:style-name="T81">Note</text:span>: <text:span text:style-name="T44">if </text:span><text:span text:style-name="T45">it </text:span><text:span text:style-name="T44">already exist</text:span><text:span text:style-name="T45">s,</text:span><text:span text:style-name="T44"> </text:span><text:span text:style-name="T46">the</text:span><text:span text:style-name="T45"> </text:span><text:span text:style-name="T44">destination </text:span><text:span text:style-name="T43">JAR </text:span><text:span text:style-name="T44">file </text:span><text:span text:style-name="T45">is</text:span><text:span text:style-name="T44"> overwriten.</text:span></text:p>
        <text:p text:style-name="P17"/>
        <text:p text:style-name="P18"/>
        <text:p text:style-name="P45">Calling Sequence</text:p>
        <text:p text:style-name="P19"/>
        <text:p text:style-name="P31">res = jcreatejar(jarFilePath, filePaths[, manifestFilePath[, <text:span text:style-name="T54">relativizeP</text:span>aths]])</text:p>
        <text:p text:style-name="P20"/>
        <text:p text:style-name="P20">Where:</text:p>
        <text:p text:style-name="P20">- jarFilePath <text:span text:style-name="T54">(string)</text:span>: is the JAR destination file path.</text:p>
        <text:p text:style-name="P21"><text:span text:style-name="T49">- filePaths </text:span><text:span text:style-name="T54">(</text:span><text:span text:style-name="T49">row/column </text:span><text:span text:style-name="T54">string </text:span><text:span text:style-name="T49">matrix</text:span><text:span text:style-name="T54">): </text:span><text:span text:style-name="T49">contain</text:span><text:span text:style-name="T54">s</text:span><text:span text:style-name="T49"> the </text:span><text:span text:style-name="T52">paths of </text:span><text:span text:style-name="T49">file</text:span><text:span text:style-name="T52">s</text:span><text:span text:style-name="T49">/director</text:span><text:span text:style-name="T52">ies </text:span><text:span text:style-name="T49">to </text:span><text:span text:style-name="T52">include</text:span><text:span text:style-name="T49"> in the JA</text:span><text:span text:style-name="T50">R.</text:span></text:p>
        <text:p text:style-name="P22"><text:span text:style-name="T52">- manifestFilePath </text:span><text:span text:style-name="T54">(string, optional): </text:span><text:span text:style-name="T52">is the file path of the manifest </text:span><text:span text:style-name="T79">data to include in</text:span><text:span text:style-name="T53"> JAR.</text:span></text:p>
        <text:p text:style-name="P23"><text:span text:style-name="T53">-</text:span><text:span text:style-name="T54"> relativize</text:span><text:span text:style-name="T53">Paths </text:span><text:span text:style-name="T54">(boolean, optional, default true): by default, the paths in JAR are relativized against the common path of all files/directories added to the JAR. If false, the paths are kept in their original form (relative or absolute).</text:span></text:p>
        <text:p text:style-name="P24"><text:span text:style-name="T55">- res (boolean): contains the result of operation </text:span><text:span text:style-name="T56">(success or fail)</text:span><text:span text:style-name="T57">.</text:span></text:p>
        <text:p text:style-name="P10">Example Usage</text:p>
        <text:p text:style-name="P44"/>
        <text:p text:style-name="P26"><text:span text:style-name="T75">-</text:span> <text:span text:style-name="T72">A</text:span> common case is to create a JAR from a directory tree containing classes.</text:p>
        <text:p text:style-name="P27">For a directory tree <text:span text:style-name="T15">MyPackage</text:span> in <text:span text:style-name="T15">TMPDIR</text:span>:</text:p>
        <text:p text:style-name="P27"/>
        <text:p text:style-name="P36">MyPackage</text:p>
        <text:p text:style-name="P36"><text:s text:c="4"/><text:span text:style-name="T68">˪</text:span><text:span text:style-name="T65"> <text:tab/>Folder</text:span></text:p>
        <text:p text:style-name="P37"><text:span text:style-name="T65"><text:s text:c="7"/></text:span><text:s text:c="3"/><text:span text:style-name="T67">˪ </text:span><text:span text:style-name="T68">MyClass3.class</text:span></text:p>
        <text:p text:style-name="P41"><text:tab/>META-INF</text:p>
        <text:p text:style-name="P42"><text:s text:c="10"/><text:span text:style-name="T66">˪ <text:tab/></text:span><text:span text:style-name="T76">MANIFEST.MF</text:span></text:p>
        <text:p text:style-name="P41"><text:tab/>MyClass1.class</text:p>
        <text:p text:style-name="P41"><text:tab/>MyClass2.class</text:p>
        <text:p text:style-name="P27"/>
        <text:p text:style-name="P25"><text:span text:style-name="T64">T</text:span><text:span text:style-name="T63">he command</text:span><text:span text:style-name="T62">:</text:span></text:p>
        <text:p text:style-name="P26"/>
        <text:p text:style-name="P32">--&gt;jcreatejar(TMPDIR + "/MyPackage.jar", TMPDIR + "/MyPackage"<text:span text:style-name="T65">)</text:span></text:p>
        <text:p text:style-name="P32">ans = </text:p>
        <text:p text:style-name="P32"><text:s/></text:p>
        <text:p text:style-name="P32"><text:s/>T</text:p>
        <text:p text:style-name="P32"/>
        <text:p text:style-name="P28">has created succes<text:span text:style-name="T75">s</text:span>fully the following <text:span text:style-name="T71">JAR </text:span><text:span text:style-name="T15">MyPackage.jar</text:span> in TMPDIR:</text:p>
        <text:p text:style-name="P28"/>
        <text:p text:style-name="P37">MyPackage.<text:span text:style-name="T65">jar</text:span></text:p>
        <text:p text:style-name="P39"><text:s text:c="4"/><text:span text:style-name="T68">˪</text:span><text:span text:style-name="T65"> <text:tab/>Folder</text:span></text:p>
        <text:p text:style-name="P39"><text:span text:style-name="T65"><text:s text:c="7"/></text:span><text:s text:c="3"/><text:span text:style-name="T67">˪ </text:span><text:span text:style-name="T68">MyClass3.class</text:span></text:p>
        <text:p text:style-name="P42"><text:tab/>META-INF</text:p>
        <text:p text:style-name="P42"><text:s text:c="10"/><text:span text:style-name="T66">˪ <text:tab/></text:span><text:span text:style-name="T76">MANIFEST.MF</text:span></text:p>
        <text:p text:style-name="P42"><text:tab/>MyClass1.class</text:p>
        <text:p text:style-name="P42"><text:tab/>MyClass2.class</text:p>
        <text:p text:style-name="P42"/>
        <text:p text:style-name="P28"/>
        <text:p text:style-name="P29"><text:span text:style-name="T75">- </text:span><text:span text:style-name="T72">In the following example, </text:span><text:span text:style-name="T75">we </text:span><text:span text:style-name="T72">compress </text:span><text:span text:style-name="T73">into a JAR </text:span><text:span text:style-name="T72">some resources (images) picked up in a </text:span><text:span text:style-name="T73">directory</text:span><text:span text:style-name="T72"> </text:span><text:span text:style-name="T18">image</text:span><text:span text:style-name="T19">d</text:span><text:span text:style-name="T18">ir</text:span><text:span text:style-name="T72">, </text:span><text:span text:style-name="T75">and we </text:span><text:span text:style-name="T72">add </text:span><text:span text:style-name="T77">a</text:span><text:span text:style-name="T72"> manifest to </text:span><text:span text:style-name="T73">the JAR</text:span><text:span text:style-name="T72">:</text:span></text:p>
        <text:p text:style-name="P46"/>
        <text:p text:style-name="P34"><text:span text:style-name="T73">--&gt;images = imagedir + [</text:span>"/<text:span text:style-name="T73">images1.png”, </text:span>"/<text:span text:style-name="T73">images2.png</text:span>"<text:span text:style-name="T73">, </text:span>"/<text:span text:style-name="T73">icons/icon1.png</text:span>"<text:span text:style-name="T73">];</text:span></text:p>
        <text:p text:style-name="P47"/>
        <text:p text:style-name="P35"><text:span text:style-name="T75">--&gt;</text:span><text:span text:style-name="T72">jcreatejar(</text:span><text:span text:style-name="T73">TMPDIR + </text:span>"/<text:span text:style-name="T74">resources</text:span><text:span text:style-name="T73">.jar”, images, imagedir </text:span><text:span text:style-name="T74">+ </text:span>"/<text:span text:style-name="T74">manifest.mf</text:span>"<text:span text:style-name="T65">)</text:span></text:p>
        <text:p text:style-name="P33">ans = </text:p>
        <text:p text:style-name="P33"><text:s/></text:p>
        <text:p text:style-name="P33"><text:s/>T</text:p>
        <text:p text:style-name="P33"/>
        <text:p text:style-name="P30"/>
        <text:p text:style-name="P30"/>
        <text:p text:style-name="P30"/>
        <text:p text:style-name="P30"><text:soft-page-break/></text:p>
        <text:p text:style-name="P30">has created succes<text:span text:style-name="T75">s</text:span>fully the following <text:span text:style-name="T71">JAR </text:span><text:span text:style-name="T20">resources.jar</text:span> in TMPDIR:</text:p>
        <text:p text:style-name="P38"/>
        <text:p text:style-name="P48">resources.jar</text:p>
        <text:p text:style-name="P40"><text:span text:style-name="T68"><text:s text:c="4"/>˪ <text:tab/></text:span><text:span text:style-name="T70">icons</text:span></text:p>
        <text:p text:style-name="P40"><text:span text:style-name="T70"><text:tab/> <text:s text:c="3"/></text:span><text:span text:style-name="T68">˪<text:tab/></text:span><text:span text:style-name="T70">icon1.png<text:tab/><text:tab/></text:span></text:p>
        <text:p text:style-name="P40"><text:span text:style-name="T68"><text:s text:c="4"/>˪ <text:tab/></text:span><text:span text:style-name="T76">image1.png</text:span></text:p>
        <text:p text:style-name="P49"><text:tab/>image2.png</text:p>
        <text:p text:style-name="P38"><text:span text:style-name="T65"><text:s text:c="4"/></text:span><text:span text:style-name="T68">˪</text:span><text:span text:style-name="T67"> <text:tab/></text:span><text:span text:style-name="T69">META-INF</text:span></text:p>
        <text:p text:style-name="P43"><text:s text:c="10"/>˪ <text:tab/><text:span text:style-name="T77">MANIFEST.MF</text:span></text:p>
        <text:p text:style-name="P7">Changelog</text:p>
        <text:list xml:id="list36644158" text:style-name="L1">
          <text:list-item>
            <text:p text:style-name="P52">– Initial Revision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0-28T17:14:36.13</dc:date>
    <meta:editing-duration>PT4H38M2S</meta:editing-duration>
    <meta:editing-cycles>53</meta:editing-cycles>
    <meta:document-statistic meta:table-count="0" meta:image-count="0" meta:object-count="0" meta:page-count="3" meta:paragraph-count="69" meta:word-count="606" meta:character-count="3836" meta:non-whitespace-character-count="3193"/>
  </office:meta>
</office:document-meta>
</file>